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hwin </meta:initial-creator>
    <meta:creation-date>2012-09-12T00:22:3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5$Linux_X86_64 LibreOffice_project/350m1$Build-2</meta:generator>
  </office:meta>
</office:document-meta>
</file>